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4.7pt"/>
    </style:style>
    <style:style style:name="co3" style:family="table-column">
      <style:table-column-properties fo:break-before="auto" style:column-width="87.99pt"/>
    </style:style>
    <style:style style:name="co4" style:family="table-column">
      <style:table-column-properties fo:break-before="auto" style:column-width="83.3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8.54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1"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svg:stroke-color="#000000" draw:fill="none" draw:fill-color="#ffffff" fo:min-height="46.54pt"/>
    </style:style>
    <style:style style:name="gr3" style:family="graphic">
      <style:graphic-properties draw:stroke="none" svg:stroke-color="#000000" draw:fill="none" draw:fill-color="#ffffff" fo:min-height="79.8pt"/>
    </style:style>
    <style:style style:name="gr4" style:family="graphic">
      <style:graphic-properties draw:stroke="none" svg:stroke-color="#000000" draw:fill="none" draw:fill-color="#ffffff" fo:min-height="40.48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T1" style:family="text">
      <style:text-properties fo:font-size="10pt" style:font-size-asian="10pt" style:font-size-complex="10pt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511.2pt" svg:height="270.91pt" svg:x="190.46pt" svg:y="171.01pt">
            <loext:p draw:notify-on-update-of-ranges="Sheet1.D10:Sheet1.D10 Sheet1.E6:Sheet1.H6 Sheet1.D7:Sheet1.D7 Sheet1.E7:Sheet1.H7 Sheet1.E6:Sheet1.H6 Sheet1.D8:Sheet1.D8 Sheet1.E8:Sheet1.H8 Sheet1.E6:Sheet1.H6 Sheet1.D9:Sheet1.D9 Sheet1.E9:Sheet1.H9 Sheet1.E6:Sheet1.H6 Sheet1.D10:Sheet1.D10 Sheet1.E10:Sheet1.H1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2" draw:text-style-name="P2" svg:width="95.22pt" svg:height="46.54pt" svg:x="586.97pt" svg:y="213.79pt">
            <draw:text-box>
              <text:p><text:span text:style-name="T1">2D Grid :</text:span></text:p>
              <text:p><text:span text:style-name="T1">Numbers represent dimension of one axis</text:span></text:p>
              <text:p><text:s/></text:p>
            </draw:text-box>
          </draw:frame>
          <draw:frame draw:z-index="2" draw:style-name="gr3" draw:text-style-name="P2" svg:width="113.16pt" svg:height="79.8pt" svg:x="579.88pt" svg:y="339.79pt">
            <draw:text-box>
              <text:p><text:span text:style-name="T1">CPU :</text:span></text:p>
              <text:p><text:span text:style-name="T1">Intel Xeon E5-2680 v4 (Broadwell, 14 cores/28 threads, 2.40GHz) processors, 128GB memory</text:span></text:p>
              <text:p><text:s/></text:p>
            </draw:text-box>
          </draw:frame>
          <draw:frame draw:z-index="3" draw:style-name="gr1" draw:text-style-name="P1" svg:width="465.17pt" svg:height="270.94pt" svg:x="725.1pt" svg:y="186.12pt">
            <loext:p draw:notify-on-update-of-ranges="Sheet1.D10:Sheet1.D10 Sheet1.K7:Sheet1.K10 Sheet1.L7:Sheet1.L1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4" draw:style-name="gr3" draw:text-style-name="P2" svg:width="95.22pt" svg:height="79.8pt" svg:x="1083.37pt" svg:y="202.05pt">
            <draw:text-box>
              <text:p><text:span text:style-name="T1">GPU :</text:span></text:p>
              <text:p><text:span text:style-name="T1">NVIDIA Tesla P100 (Pascal) GPUs -- 5.3TF peak (double precision), 16GB memory</text:span></text:p>
              <text:p><text:s/></text:p>
            </draw:text-box>
          </draw:frame>
          <draw:frame draw:z-index="5" draw:style-name="gr1" draw:text-style-name="P1" svg:width="465.17pt" svg:height="270.94pt" svg:x="451.9pt" svg:y="450.99pt">
            <loext:p draw:notify-on-update-of-ranges="Sheet1.D10:Sheet1.D10 Sheet1.K7:Sheet1.K10 Sheet1.R7:Sheet1.R10 Sheet1.K7:Sheet1.K10 Sheet1.Q7:Sheet1.Q10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6" draw:style-name="gr2" draw:text-style-name="P2" svg:width="95.22pt" svg:height="46.54pt" svg:x="803.91pt" svg:y="609.17pt">
            <draw:text-box>
              <text:p><text:span text:style-name="T1">GPU :</text:span></text:p>
              <text:p><text:span text:style-name="T1">NVIDIA Tesla P100, 3584 cores(float)</text:span></text:p>
              <text:p><text:s/></text:p>
            </draw:text-box>
          </draw:frame>
          <draw:frame draw:z-index="7" draw:style-name="gr4" draw:text-style-name="P2" svg:width="95.22pt" svg:height="40.48pt" svg:x="803.93pt" svg:y="497.85pt">
            <draw:text-box>
              <text:p><text:span text:style-name="T1">CPU :</text:span></text:p>
              <text:p><text:span text:style-name="T1">Intel Xeon E5-2680 v4, <text:s/>14 cores/28 threads</text:span></text:p>
            </draw:text-box>
          </draw:frame>
          <draw:frame draw:z-index="8" draw:style-name="gr1" draw:text-style-name="P1" svg:width="465.17pt" svg:height="270.94pt" svg:x="994.34pt" svg:y="514.54pt">
            <loext:p draw:notify-on-update-of-ranges="Sheet1.D10:Sheet1.D10 Sheet1.K7:Sheet1.K10 Sheet1.S7:Sheet1.S10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1" table:number-columns-repeated="4" table:default-cell-style-name="ce6"/>
        <table:table-column table:style-name="co1" table:number-columns-repeated="7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 table:number-rows-repeated="3">
          <table:table-cell table:number-columns-repeated="4"/>
          <table:table-cell table:style-name="Default" table:number-columns-repeated="4"/>
          <table:table-cell table:number-columns-repeated="11"/>
        </table:table-row>
        <table:table-row table:style-name="ro2">
          <table:table-cell table:number-columns-repeated="3"/>
          <table:table-cell table:style-name="ce1" office:value-type="string" calcext:value-type="string" table:number-columns-spanned="6" table:number-rows-spanned="1">
            <text:p>Time taken to complete 3000 iterations (sec)</text:p>
          </table:table-cell>
          <table:covered-table-cell table:number-columns-repeated="4" table:style-name="Default"/>
          <table:covered-table-cell/>
          <table:table-cell table:number-columns-repeated="10"/>
        </table:table-row>
        <table:table-row table:style-name="ro3">
          <table:table-cell table:number-columns-repeated="4"/>
          <table:table-cell table:style-name="ce5" office:value-type="string" calcext:value-type="string" table:number-columns-spanned="4" table:number-rows-spanned="1">
            <text:p>No. of threads</text:p>
          </table:table-cell>
          <table:covered-table-cell table:number-columns-repeated="3" table:style-name="Default"/>
          <table:table-cell table:number-columns-repeated="11"/>
        </table:table-row>
        <table:table-row table:style-name="ro3">
          <table:table-cell table:number-columns-repeated="3"/>
          <table:table-cell table:style-name="ce2" office:value-type="string" calcext:value-type="string">
            <text:p>Grid Siz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8" calcext:value-type="float">
            <text:p>28</text:p>
          </table:table-cell>
          <table:table-cell table:number-columns-repeated="2"/>
          <table:table-cell table:style-name="ce2" office:value-type="string" calcext:value-type="string">
            <text:p>Grid Size</text:p>
          </table:table-cell>
          <table:table-cell table:style-name="ce7" office:value-type="string" calcext:value-type="string" table:number-columns-spanned="4" table:number-rows-spanned="1">
            <text:p>Time taken to complete 3000 iterations (sec)</text:p>
          </table:table-cell>
          <table:covered-table-cell table:number-columns-repeated="3"/>
          <table:table-cell/>
          <table:table-cell table:style-name="ce9" office:value-type="string" calcext:value-type="string">
            <text:p>Cpuserial/Gpu</text:p>
          </table:table-cell>
          <table:table-cell table:style-name="ce9" office:value-type="string" calcext:value-type="string">
            <text:p>CpuParallel/Gpu</text:p>
          </table:table-cell>
          <table:table-cell table:style-name="ce9" office:value-type="string" calcext:value-type="string">
            <text:p>MLUPS</text:p>
          </table:table-cell>
        </table:table-row>
        <table:table-row table:style-name="ro4">
          <table:table-cell table:number-columns-repeated="3"/>
          <table:table-cell table:style-name="ce3" office:value-type="string" calcext:value-type="string">
            <text:p>160*160</text:p>
          </table:table-cell>
          <table:table-cell office:value-type="float" office:value="11.08" calcext:value-type="float">
            <text:p>11.08</text:p>
          </table:table-cell>
          <table:table-cell office:value-type="float" office:value="4.03" calcext:value-type="float">
            <text:p>4.03</text:p>
          </table:table-cell>
          <table:table-cell office:value-type="float" office:value="3.82" calcext:value-type="float">
            <text:p>3.82</text:p>
          </table:table-cell>
          <table:table-cell office:value-type="float" office:value="4.3" calcext:value-type="float">
            <text:p>4.3</text:p>
          </table:table-cell>
          <table:table-cell table:number-columns-repeated="2"/>
          <table:table-cell table:style-name="ce3" office:value-type="float" office:value="160" calcext:value-type="float">
            <text:p>160</text:p>
          </table:table-cell>
          <table:table-cell table:style-name="ce8" office:value-type="float" office:value="2.6" calcext:value-type="float" table:number-columns-spanned="4" table:number-rows-spanned="1">
            <text:p>2.6</text:p>
          </table:table-cell>
          <table:covered-table-cell table:number-columns-repeated="3"/>
          <table:table-cell/>
          <table:table-cell table:style-name="ce6" table:formula="of:= [.E7]/[.L7]" office:value-type="float" office:value="4.26153846153846" calcext:value-type="float">
            <text:p>4.2615384615</text:p>
          </table:table-cell>
          <table:table-cell table:style-name="ce6" table:formula="of:= [.H7]/[.L7]" office:value-type="float" office:value="1.65384615384615" calcext:value-type="float">
            <text:p>1.6538461538</text:p>
          </table:table-cell>
          <table:table-cell table:formula="of:=  [.K7]*[.K7]*9*3000*0.000001/[.L7]" office:value-type="float" office:value="265.846153846154" calcext:value-type="float">
            <text:p>265.8461538462</text:p>
          </table:table-cell>
        </table:table-row>
        <table:table-row table:style-name="ro4">
          <table:table-cell table:number-columns-repeated="3"/>
          <table:table-cell table:style-name="ce4" office:value-type="string" calcext:value-type="string">
            <text:p>320*320</text:p>
          </table:table-cell>
          <table:table-cell office:value-type="float" office:value="49.5" calcext:value-type="float">
            <text:p>49.5</text:p>
          </table:table-cell>
          <table:table-cell office:value-type="float" office:value="14.8" calcext:value-type="float">
            <text:p>14.8</text:p>
          </table:table-cell>
          <table:table-cell office:value-type="float" office:value="12.01" calcext:value-type="float">
            <text:p>12.01</text:p>
          </table:table-cell>
          <table:table-cell office:value-type="float" office:value="11.9" calcext:value-type="float">
            <text:p>11.9</text:p>
          </table:table-cell>
          <table:table-cell table:number-columns-repeated="2"/>
          <table:table-cell table:style-name="ce4" office:value-type="float" office:value="320" calcext:value-type="float">
            <text:p>320</text:p>
          </table:table-cell>
          <table:table-cell table:style-name="ce8" office:value-type="float" office:value="2.6" calcext:value-type="float" table:number-columns-spanned="4" table:number-rows-spanned="1">
            <text:p>2.6</text:p>
          </table:table-cell>
          <table:covered-table-cell table:number-columns-repeated="3"/>
          <table:table-cell/>
          <table:table-cell table:style-name="ce6" table:formula="of:= [.E8]/[.L8]" office:value-type="float" office:value="19.0384615384615" calcext:value-type="float">
            <text:p>19.0384615385</text:p>
          </table:table-cell>
          <table:table-cell table:style-name="ce6" table:formula="of:= [.H8]/[.L8]" office:value-type="float" office:value="4.57692307692308" calcext:value-type="float">
            <text:p>4.5769230769</text:p>
          </table:table-cell>
          <table:table-cell table:formula="of:=  [.K8]*[.K8]*9*3000*0.000001/[.L8]" office:value-type="float" office:value="1063.38461538462" calcext:value-type="float">
            <text:p>1063.3846153846</text:p>
          </table:table-cell>
        </table:table-row>
        <table:table-row table:style-name="ro4">
          <table:table-cell table:number-columns-repeated="3"/>
          <table:table-cell table:style-name="ce4" office:value-type="string" calcext:value-type="string">
            <text:p>480*480</text:p>
          </table:table-cell>
          <table:table-cell office:value-type="float" office:value="111.75" calcext:value-type="float">
            <text:p>111.75</text:p>
          </table:table-cell>
          <table:table-cell office:value-type="float" office:value="31.25" calcext:value-type="float">
            <text:p>31.25</text:p>
          </table:table-cell>
          <table:table-cell office:value-type="float" office:value="26.02" calcext:value-type="float">
            <text:p>26.02</text:p>
          </table:table-cell>
          <table:table-cell office:value-type="float" office:value="24.48" calcext:value-type="float">
            <text:p>24.48</text:p>
          </table:table-cell>
          <table:table-cell table:number-columns-repeated="2"/>
          <table:table-cell table:style-name="ce4" office:value-type="float" office:value="480" calcext:value-type="float">
            <text:p>480</text:p>
          </table:table-cell>
          <table:table-cell table:style-name="ce8" office:value-type="float" office:value="2.9" calcext:value-type="float" table:number-columns-spanned="4" table:number-rows-spanned="1">
            <text:p>2.9</text:p>
          </table:table-cell>
          <table:covered-table-cell table:number-columns-repeated="3"/>
          <table:table-cell/>
          <table:table-cell table:style-name="ce6" table:formula="of:= [.E9]/[.L9]" office:value-type="float" office:value="38.5344827586207" calcext:value-type="float">
            <text:p>38.5344827586</text:p>
          </table:table-cell>
          <table:table-cell table:style-name="ce6" table:formula="of:= [.H9]/[.L9]" office:value-type="float" office:value="8.44137931034483" calcext:value-type="float">
            <text:p>8.4413793103</text:p>
          </table:table-cell>
          <table:table-cell table:formula="of:=  [.K9]*[.K9]*9*3000*0.000001/[.L9]" office:value-type="float" office:value="2145.10344827586" calcext:value-type="float">
            <text:p>2145.1034482759</text:p>
          </table:table-cell>
        </table:table-row>
        <table:table-row table:style-name="ro4">
          <table:table-cell table:number-columns-repeated="3"/>
          <table:table-cell table:style-name="ce3" office:value-type="string" calcext:value-type="string">
            <text:p>640*640</text:p>
          </table:table-cell>
          <table:table-cell office:value-type="float" office:value="350.43" calcext:value-type="float">
            <text:p>350.43</text:p>
          </table:table-cell>
          <table:table-cell office:value-type="float" office:value="104.34" calcext:value-type="float">
            <text:p>104.34</text:p>
          </table:table-cell>
          <table:table-cell office:value-type="float" office:value="60.1" calcext:value-type="float">
            <text:p>60.1</text:p>
          </table:table-cell>
          <table:table-cell office:value-type="float" office:value="56.11" calcext:value-type="float">
            <text:p>56.11</text:p>
          </table:table-cell>
          <table:table-cell table:number-columns-repeated="2"/>
          <table:table-cell table:style-name="ce3" office:value-type="float" office:value="640" calcext:value-type="float">
            <text:p>640</text:p>
          </table:table-cell>
          <table:table-cell table:style-name="ce8" office:value-type="float" office:value="3.2" calcext:value-type="float" table:number-columns-spanned="4" table:number-rows-spanned="1">
            <text:p>3.2</text:p>
          </table:table-cell>
          <table:covered-table-cell table:number-columns-repeated="3"/>
          <table:table-cell/>
          <table:table-cell table:style-name="ce6" table:formula="of:= [.E10]/[.L10]" office:value-type="float" office:value="109.509375" calcext:value-type="float">
            <text:p>109.509375</text:p>
          </table:table-cell>
          <table:table-cell table:style-name="ce6" table:formula="of:= [.H10]/[.L10]" office:value-type="float" office:value="17.534375" calcext:value-type="float">
            <text:p>17.534375</text:p>
          </table:table-cell>
          <table:table-cell table:formula="of:=  [.K10]*[.K10]*9*3000*0.000001/[.L10]" office:value-type="float" office:value="3456" calcext:value-type="float">
            <text:p>345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6">00/00/0000</text:date>, <text:time style:data-style-name="N2" text:time-value="12:21:35.2375474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7T16:40:20.379417982</meta:creation-date>
    <dc:date>2017-08-06T12:47:25.131607688</dc:date>
    <meta:editing-duration>P4DT16H1M43S</meta:editing-duration>
    <meta:editing-cycles>15</meta:editing-cycles>
    <meta:generator>LibreOffice/5.1.6.2$Linux_X86_64 LibreOffice_project/10m0$Build-2</meta:generator>
    <meta:document-statistic meta:table-count="1" meta:cell-count="52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family="'Abyssinica SIL'" style:font-style-name="Regular"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family="'Abyssinica SIL'" style:font-style-name="Regular" fo:font-size="12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family="'Abyssinica SIL'" style:font-style-name="Regular" fo:font-size="12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8.035cm" svg:height="9.558cm" xlink:href=".." xlink:type="simple" chart:class="chart:scatter" chart:row-mapping="0 1 2 3" chart:style-name="ch1">
        <chart:title svg:x="0.568cm" svg:y="0.32cm" chart:style-name="ch2">
          <text:p>Time taken for 3000 time iterations - CPU (intel Xeon E5-2680) parallelization</text:p>
        </chart:title>
        <chart:legend svg:x="14.068cm" svg:y="3.565cm" style:legend-expansion="custom" chartooo:width="2.496cm" chartooo:height="2.091cm" style:legend-expansion-aspect-ratio="1.19368723098996" chart:style-name="ch3"/>
        <chart:plot-area chart:style-name="ch4" table:cell-range-address="Sheet1.D6:Sheet1.H10" chart:data-source-has-labels="both" svg:x="1.355cm" svg:y="1.104cm" svg:width="11.958cm" svg:height="7.369cm">
          <chartooo:coordinate-region svg:x="2.162cm" svg:y="1.303cm" svg:width="10.964cm" svg:height="6.523cm"/>
          <chart:axis chart:dimension="x" chart:name="primary-x" chart:style-name="ch5" chartooo:axis-type="auto">
            <chart:title svg:x="6.1cm" svg:y="8.586cm" chart:style-name="ch6">
              <text:p>No. of threads </text:p>
            </chart:title>
            <chart:categories table:cell-range-address="Sheet1.D10:Sheet1.D10"/>
          </chart:axis>
          <chart:axis chart:dimension="x" chart:name="secondary-x" chart:style-name="ch7"/>
          <chart:axis chart:dimension="y" chart:name="primary-y" chart:style-name="ch5">
            <chart:title svg:x="0.342cm" svg:y="6.148cm" chart:style-name="ch8">
              <text:p>Time (in sec)</text:p>
            </chart:title>
            <chart:grid chart:style-name="ch9" chart:class="major"/>
          </chart:axis>
          <chart:series chart:style-name="ch10" chart:values-cell-range-address="Sheet1.E7:Sheet1.H7" chart:label-cell-address="Sheet1.D7:Sheet1.D7" chart:class="chart:scatter">
            <chart:domain table:cell-range-address="Sheet1.E6:Sheet1.H6"/>
            <chart:data-point chart:repeated="4"/>
          </chart:series>
          <chart:series chart:style-name="ch11" chart:values-cell-range-address="Sheet1.E8:Sheet1.H8" chart:label-cell-address="Sheet1.D8:Sheet1.D8" chart:class="chart:scatter">
            <chart:data-point chart:repeated="4"/>
          </chart:series>
          <chart:series chart:style-name="ch12" chart:values-cell-range-address="Sheet1.E9:Sheet1.H9" chart:label-cell-address="Sheet1.D9:Sheet1.D9" chart:class="chart:scatter">
            <chart:data-point chart:repeated="4"/>
          </chart:series>
          <chart:series chart:style-name="ch13" chart:values-cell-range-address="Sheet1.E10:Sheet1.H10" chart:label-cell-address="Sheet1.D10:Sheet1.D10" chart:class="chart:scatter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640*640</text:p>
                <draw:g>
                  <svg:desc>Sheet1.D10:Sheet1.D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ow 6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Sheet1.E6:Sheet1.H6</svg:desc>
                </draw:g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60*160</text:p>
                <draw:g>
                  <svg:desc>Sheet1.D7:Sheet1.D7</svg:desc>
                </draw:g>
              </table:table-cell>
              <table:table-cell office:value-type="float" office:value="11.08">
                <text:p>11.08</text:p>
                <draw:g>
                  <svg:desc>Sheet1.E7:Sheet1.H7</svg:desc>
                </draw:g>
              </table:table-cell>
              <table:table-cell office:value-type="float" office:value="4.03">
                <text:p>4.03</text:p>
              </table:table-cell>
              <table:table-cell office:value-type="float" office:value="3.82">
                <text:p>3.82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string">
                <text:p>320*320</text:p>
                <draw:g>
                  <svg:desc>Sheet1.D8:Sheet1.D8</svg:desc>
                </draw:g>
              </table:table-cell>
              <table:table-cell office:value-type="float" office:value="49.5">
                <text:p>49.5</text:p>
                <draw:g>
                  <svg:desc>Sheet1.E8:Sheet1.H8</svg:desc>
                </draw:g>
              </table:table-cell>
              <table:table-cell office:value-type="float" office:value="14.8">
                <text:p>14.8</text:p>
              </table:table-cell>
              <table:table-cell office:value-type="float" office:value="12.01">
                <text:p>12.01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string">
                <text:p>480*480</text:p>
                <draw:g>
                  <svg:desc>Sheet1.D9:Sheet1.D9</svg:desc>
                </draw:g>
              </table:table-cell>
              <table:table-cell office:value-type="float" office:value="111.75">
                <text:p>111.75</text:p>
                <draw:g>
                  <svg:desc>Sheet1.E9:Sheet1.H9</svg:desc>
                </draw:g>
              </table:table-cell>
              <table:table-cell office:value-type="float" office:value="31.25">
                <text:p>31.25</text:p>
              </table:table-cell>
              <table:table-cell office:value-type="float" office:value="26.02">
                <text:p>26.02</text:p>
              </table:table-cell>
              <table:table-cell office:value-type="float" office:value="24.48">
                <text:p>24.48</text:p>
              </table:table-cell>
            </table:table-row>
            <table:table-row>
              <table:table-cell office:value-type="string">
                <text:p>640*640</text:p>
                <draw:g>
                  <svg:desc>Sheet1.D10:Sheet1.D10</svg:desc>
                </draw:g>
              </table:table-cell>
              <table:table-cell office:value-type="float" office:value="350.43">
                <text:p>350.43</text:p>
                <draw:g>
                  <svg:desc>Sheet1.E10:Sheet1.H10</svg:desc>
                </draw:g>
              </table:table-cell>
              <table:table-cell office:value-type="float" office:value="104.34">
                <text:p>104.34</text:p>
              </table:table-cell>
              <table:table-cell office:value-type="float" office:value="60.1">
                <text:p>60.1</text:p>
              </table:table-cell>
              <table:table-cell office:value-type="float" office:value="56.11">
                <text:p>56.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family="'Abyssinica SIL'" style:font-style-name="Regular"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family="'Abyssinica SIL'" style:font-style-name="Regular" fo:font-size="12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family="'Abyssinica SIL'" style:font-style-name="Regular" fo:font-size="12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411cm" svg:height="9.559cm" xlink:href=".." xlink:type="simple" chart:class="chart:scatter" chart:style-name="ch1">
        <chart:title svg:x="1.407cm" svg:y="0.396cm" chart:style-name="ch2">
          <text:p>Time taken for 3000 time iterations - GPU (P100) </text:p>
        </chart:title>
        <chart:legend svg:x="12.802cm" svg:y="3.566cm" style:legend-expansion="custom" chartooo:width="2.272cm" chartooo:height="2.092cm" style:legend-expansion-aspect-ratio="1.08604206500956" chart:style-name="ch3"/>
        <chart:plot-area chart:style-name="ch4" table:cell-range-address="Sheet1.D10:Sheet1.D10 Sheet1.K7:Sheet1.L10" chart:data-source-has-labels="both" svg:x="1.334cm" svg:y="1.123cm" svg:width="10.985cm" svg:height="7.371cm">
          <chartooo:coordinate-region svg:x="2.061cm" svg:y="1.322cm" svg:width="9.978cm" svg:height="6.525cm"/>
          <chart:axis chart:dimension="x" chart:name="primary-x" chart:style-name="ch5" chartooo:axis-type="auto">
            <chart:title svg:x="5.41cm" svg:y="8.589cm" chart:style-name="ch6">
              <text:p>2D Grid Size (in one dim) </text:p>
            </chart:title>
            <chart:categories table:cell-range-address="Sheet1.D10:Sheet1.D10"/>
          </chart:axis>
          <chart:axis chart:dimension="x" chart:name="secondary-x" chart:style-name="ch7"/>
          <chart:axis chart:dimension="y" chart:name="primary-y" chart:style-name="ch5">
            <chart:title svg:x="0.314cm" svg:y="6.146cm" chart:style-name="ch8">
              <text:p>Time (in sec)</text:p>
            </chart:title>
            <chart:grid chart:style-name="ch9" chart:class="major"/>
          </chart:axis>
          <chart:series chart:style-name="ch10" chart:values-cell-range-address="Sheet1.L7:Sheet1.L10" loext:label-string="gpu" chart:class="chart:scatter">
            <chart:domain table:cell-range-address="Sheet1.K7:Sheet1.K10"/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gpu</text:p>
              </table:table-cell>
            </table:table-row>
          </table:table-header-rows>
          <table:table-rows>
            <table:table-row>
              <table:table-cell office:value-type="string">
                <text:p>640*640</text:p>
                <draw:g>
                  <svg:desc>Sheet1.D10:Sheet1.D10</svg:desc>
                </draw:g>
              </table:table-cell>
              <table:table-cell office:value-type="float" office:value="160">
                <text:p>160</text:p>
                <draw:g>
                  <svg:desc>Sheet1.K7:Sheet1.K10</svg:desc>
                </draw:g>
              </table:table-cell>
              <table:table-cell office:value-type="float" office:value="2.6">
                <text:p>2.6</text:p>
                <draw:g>
                  <svg:desc>Sheet1.L7:Sheet1.L10</svg:desc>
                </draw:g>
              </table:table-cell>
            </table:table-row>
            <table:table-row>
              <table:table-cell office:value-type="string"/>
              <table:table-cell office:value-type="float" office:value="320">
                <text:p>320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/>
              <table:table-cell office:value-type="float" office:value="480">
                <text:p>480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/>
              <table:table-cell office:value-type="float" office:value="640">
                <text:p>640</text:p>
              </table:table-cell>
              <table:table-cell office:value-type="float" office:value="3.2">
                <text:p>3.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family="'Abyssinica SIL'" style:font-style-name="Regular"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family="'Abyssinica SIL'" style:font-style-name="Regular" fo:font-size="12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family="'Abyssinica SIL'" style:font-style-name="Regular" fo:font-size="12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411cm" svg:height="9.559cm" xlink:href=".." xlink:type="simple" chart:class="chart:scatter" chart:style-name="ch1">
        <chart:title svg:x="2.96cm" svg:y="0.396cm" chart:style-name="ch2">
          <text:p>Comparison between GPU and CPU</text:p>
        </chart:title>
        <chart:legend svg:x="12.582cm" svg:y="3.566cm" style:legend-expansion="custom" chartooo:width="3.279cm" chartooo:height="2.092cm" style:legend-expansion-aspect-ratio="1.56739961759082" chart:style-name="ch3"/>
        <chart:plot-area chart:style-name="ch4" table:cell-range-address="Sheet1.D10:Sheet1.D10 Sheet1.K7:Sheet1.K10 Sheet1.Q7:Sheet1.R10" chart:data-source-has-labels="both" svg:x="1.061cm" svg:y="1.176cm" svg:width="11.064cm" svg:height="7.37cm">
          <chartooo:coordinate-region svg:x="1.868cm" svg:y="1.375cm" svg:width="9.977cm" svg:height="6.524cm"/>
          <chart:axis chart:dimension="x" chart:name="primary-x" chart:style-name="ch5" chartooo:axis-type="auto">
            <chart:title svg:x="5.41cm" svg:y="8.591cm" chart:style-name="ch6">
              <text:p>2D Grid Size (in one dim) </text:p>
            </chart:title>
            <chart:categories table:cell-range-address="Sheet1.D10:Sheet1.D10"/>
          </chart:axis>
          <chart:axis chart:dimension="x" chart:name="secondary-x" chart:style-name="ch7"/>
          <chart:axis chart:dimension="y" chart:name="primary-y" chart:style-name="ch5">
            <chart:title svg:x="0.316cm" svg:y="6.807cm" chart:style-name="ch8">
              <text:p>CPU_time/GPU_time</text:p>
            </chart:title>
            <chart:grid chart:style-name="ch9" chart:class="major"/>
          </chart:axis>
          <chart:series chart:style-name="ch10" chart:values-cell-range-address="Sheet1.R7:Sheet1.R10" loext:label-string="cpu_parallel" chart:class="chart:scatter">
            <chart:domain table:cell-range-address="Sheet1.K7:Sheet1.K10"/>
            <chart:data-point chart:repeated="4"/>
          </chart:series>
          <chart:series chart:style-name="ch11" chart:values-cell-range-address="Sheet1.Q7:Sheet1.Q10" loext:label-string="cpu_serial" chart:class="chart:scatte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cpu_parallel</text:p>
              </table:table-cell>
              <table:table-cell office:value-type="string">
                <text:p>cpu_serial</text:p>
              </table:table-cell>
            </table:table-row>
          </table:table-header-rows>
          <table:table-rows>
            <table:table-row>
              <table:table-cell office:value-type="string">
                <text:p>640*640</text:p>
                <draw:g>
                  <svg:desc>Sheet1.D10:Sheet1.D10</svg:desc>
                </draw:g>
              </table:table-cell>
              <table:table-cell office:value-type="float" office:value="160">
                <text:p>160</text:p>
                <draw:g>
                  <svg:desc>Sheet1.K7:Sheet1.K10</svg:desc>
                </draw:g>
              </table:table-cell>
              <table:table-cell office:value-type="float" office:value="1.65384615384615">
                <text:p>1.65384615384615</text:p>
                <draw:g>
                  <svg:desc>Sheet1.R7:Sheet1.R10</svg:desc>
                </draw:g>
              </table:table-cell>
              <table:table-cell office:value-type="float" office:value="4.26153846153846">
                <text:p>4.26153846153846</text:p>
                <draw:g>
                  <svg:desc>Sheet1.Q7:Sheet1.Q10</svg:desc>
                </draw:g>
              </table:table-cell>
            </table:table-row>
            <table:table-row>
              <table:table-cell office:value-type="string"/>
              <table:table-cell office:value-type="float" office:value="320">
                <text:p>320</text:p>
              </table:table-cell>
              <table:table-cell office:value-type="float" office:value="4.57692307692308">
                <text:p>4.57692307692308</text:p>
              </table:table-cell>
              <table:table-cell office:value-type="float" office:value="19.0384615384615">
                <text:p>19.0384615384615</text:p>
              </table:table-cell>
            </table:table-row>
            <table:table-row>
              <table:table-cell office:value-type="string"/>
              <table:table-cell office:value-type="float" office:value="480">
                <text:p>480</text:p>
              </table:table-cell>
              <table:table-cell office:value-type="float" office:value="8.44137931034483">
                <text:p>8.44137931034483</text:p>
              </table:table-cell>
              <table:table-cell office:value-type="float" office:value="38.5344827586207">
                <text:p>38.5344827586207</text:p>
              </table:table-cell>
            </table:table-row>
            <table:table-row>
              <table:table-cell office:value-type="string"/>
              <table:table-cell office:value-type="float" office:value="640">
                <text:p>640</text:p>
              </table:table-cell>
              <table:table-cell office:value-type="float" office:value="17.534375">
                <text:p>17.534375</text:p>
              </table:table-cell>
              <table:table-cell office:value-type="float" office:value="109.509375">
                <text:p>109.50937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family="'Abyssinica SIL'" style:font-style-name="Regular"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family="'Abyssinica SIL'" style:font-style-name="Regular" fo:font-size="12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family="'Abyssinica SIL'" style:font-style-name="Regular" fo:font-size="12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411cm" svg:height="9.559cm" xlink:href=".." xlink:type="simple" chart:class="chart:scatter" chart:style-name="ch1">
        <chart:title svg:x="1.407cm" svg:y="0.396cm" chart:style-name="ch2">
          <text:p>Million Lattice Updates per sec (MLUPS) - GPU (P100) </text:p>
        </chart:title>
        <chart:legend svg:x="12.802cm" svg:y="3.566cm" style:legend-expansion="custom" chartooo:width="2.272cm" chartooo:height="2.092cm" style:legend-expansion-aspect-ratio="1.08604206500956" chart:style-name="ch3"/>
        <chart:plot-area chart:style-name="ch4" table:cell-range-address="Sheet1.D10:Sheet1.D10 Sheet1.K7:Sheet1.K10 Sheet1.S7:Sheet1.S10" chart:data-source-has-labels="both" svg:x="1.069cm" svg:y="1.123cm" svg:width="11.25cm" svg:height="7.371cm">
          <chartooo:coordinate-region svg:x="2.061cm" svg:y="1.322cm" svg:width="9.978cm" svg:height="6.525cm"/>
          <chart:axis chart:dimension="x" chart:name="primary-x" chart:style-name="ch5" chartooo:axis-type="auto">
            <chart:title svg:x="5.41cm" svg:y="8.591cm" chart:style-name="ch6">
              <text:p>2D Grid Size (in one dim) </text:p>
            </chart:title>
            <chart:categories table:cell-range-address="Sheet1.D10:Sheet1.D10"/>
          </chart:axis>
          <chart:axis chart:dimension="x" chart:name="secondary-x" chart:style-name="ch7"/>
          <chart:axis chart:dimension="y" chart:name="primary-y" chart:style-name="ch5">
            <chart:title svg:x="0.316cm" svg:y="6.145cm" chart:style-name="ch8">
              <text:p>MLUPS</text:p>
            </chart:title>
            <chart:grid chart:style-name="ch9" chart:class="major"/>
          </chart:axis>
          <chart:series chart:style-name="ch10" chart:values-cell-range-address="Sheet1.S7:Sheet1.S10" loext:label-string="gpu" chart:class="chart:scatter">
            <chart:domain table:cell-range-address="Sheet1.K7:Sheet1.K10"/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gpu</text:p>
              </table:table-cell>
            </table:table-row>
          </table:table-header-rows>
          <table:table-rows>
            <table:table-row>
              <table:table-cell office:value-type="string">
                <text:p>640*640</text:p>
                <draw:g>
                  <svg:desc>Sheet1.D10:Sheet1.D10</svg:desc>
                </draw:g>
              </table:table-cell>
              <table:table-cell office:value-type="float" office:value="160">
                <text:p>160</text:p>
                <draw:g>
                  <svg:desc>Sheet1.K7:Sheet1.K10</svg:desc>
                </draw:g>
              </table:table-cell>
              <table:table-cell office:value-type="float" office:value="265.846153846154">
                <text:p>265.846153846154</text:p>
                <draw:g>
                  <svg:desc>Sheet1.S7:Sheet1.S10</svg:desc>
                </draw:g>
              </table:table-cell>
            </table:table-row>
            <table:table-row>
              <table:table-cell office:value-type="string"/>
              <table:table-cell office:value-type="float" office:value="320">
                <text:p>320</text:p>
              </table:table-cell>
              <table:table-cell office:value-type="float" office:value="1063.38461538462">
                <text:p>1063.38461538462</text:p>
              </table:table-cell>
            </table:table-row>
            <table:table-row>
              <table:table-cell office:value-type="string"/>
              <table:table-cell office:value-type="float" office:value="480">
                <text:p>480</text:p>
              </table:table-cell>
              <table:table-cell office:value-type="float" office:value="2145.10344827586">
                <text:p>2145.10344827586</text:p>
              </table:table-cell>
            </table:table-row>
            <table:table-row>
              <table:table-cell office:value-type="string"/>
              <table:table-cell office:value-type="float" office:value="640">
                <text:p>640</text:p>
              </table:table-cell>
              <table:table-cell office:value-type="float" office:value="3456">
                <text:p>345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